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2pt" fo:font-style="normal" fo:font-weight="normal" officeooo:rsid="001c2820" officeooo:paragraph-rsid="001d8c1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2pt" fo:font-style="italic" fo:font-weight="bold" officeooo:rsid="0025f194" officeooo:paragraph-rsid="0025f19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6ec6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2820" officeooo:paragraph-rsid="001c2820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2820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228698" officeooo:paragraph-rsid="00228698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paragraph-rsid="003a459c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paragraph-rsid="003a5bdb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1c2820" officeooo:paragraph-rsid="001c282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5f194" officeooo:paragraph-rsid="0025f194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5f194" officeooo:paragraph-rsid="0031e9c9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1f9ff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bold" officeooo:rsid="0025f194" officeooo:paragraph-rsid="0025f194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13f72" officeooo:paragraph-rsid="0031e9c9" style:text-blinking="false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style:font-name="Arial" fo:font-size="11pt" fo:font-style="italic" fo:font-weight="normal" officeooo:rsid="001c6ec6" officeooo:paragraph-rsid="002d97a1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fo:color="#000000" style:font-name="Arial" fo:font-size="11pt" fo:font-style="italic" fo:font-weight="normal" officeooo:rsid="0025f194" officeooo:paragraph-rsid="0031e9c9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widows="1" fo:text-indent="0.499cm" style:auto-text-indent="false" style:page-number="auto"/>
      <style:text-properties officeooo:paragraph-rsid="003a459c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a459c" officeooo:paragraph-rsid="003a459c" style:text-blinking="false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a459c" officeooo:paragraph-rsid="003a459c" style:text-blinking="false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widows="1" fo:text-indent="0cm" style:auto-text-indent="false" fo:background-color="transparent">
        <style:background-image/>
      </style:paragraph-properties>
      <style:text-properties style:font-name="Arial" fo:font-size="11pt" fo:font-style="italic" fo:font-weight="normal" officeooo:paragraph-rsid="003b770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style:text-blinking="false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officeooo:rsid="0025f194" style:text-blinking="false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officeooo:rsid="003a459c" style:text-blinking="false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letter-spacing="normal" style:text-underline-style="none" officeooo:rsid="003a459c" style:text-blinking="false"/>
    </style:style>
    <style:style style:name="T5" style:family="text">
      <style:text-properties fo:font-variant="normal" fo:text-transform="none" fo:color="#000000" style:text-line-through-style="none" style:text-line-through-type="none" fo:letter-spacing="normal" style:text-underline-style="none" officeooo:rsid="003a5bdb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style:text-underline-style="none" officeooo:rsid="003b770b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officeooo:rsid="003cef07" style:text-blinking="false"/>
    </style:style>
    <style:style style:name="T8" style:family="text">
      <style:text-properties fo:font-variant="normal" fo:text-transform="none" fo:color="#000000" style:text-line-through-style="none" style:text-line-through-type="none" fo:letter-spacing="normal" style:text-underline-style="none" officeooo:rsid="003b770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letter-spacing="normal" style:text-underline-style="none" officeooo:rsid="003a5bd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letter-spacing="normal" style:text-underline-style="none" officeooo:rsid="003a5bdb" style:text-blinking="false" fo:background-color="#ffff99" loext:char-shading-value="0"/>
    </style:style>
    <style:style style:name="T11" style:family="text">
      <style:text-properties fo:font-variant="normal" fo:text-transform="none" fo:color="#000000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000000" style:font-name="Arial" fo:font-size="9pt" fo:font-style="italic" fo:font-weight="bold" officeooo:rsid="0025f194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color="#000000" style:font-name="Arial" fo:font-size="9pt" fo:font-style="italic" fo:font-weight="bold" officeooo:rsid="003a459c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000000" officeooo:rsid="001c6ec6"/>
    </style:style>
    <style:style style:name="T17" style:family="text">
      <style:text-properties fo:color="#000000" officeooo:rsid="001d8c14"/>
    </style:style>
    <style:style style:name="T18" style:family="text">
      <style:text-properties fo:color="#000000" officeooo:rsid="0021f9ff"/>
    </style:style>
    <style:style style:name="T19" style:family="text">
      <style:text-properties fo:color="#000000" officeooo:rsid="002d97a1"/>
    </style:style>
    <style:style style:name="T20" style:family="text">
      <style:text-properties fo:color="#000000" officeooo:rsid="003cef07"/>
    </style:style>
    <style:style style:name="T21" style:family="text">
      <style:text-properties officeooo:rsid="001d8c14"/>
    </style:style>
    <style:style style:name="T22" style:family="text">
      <style:text-properties officeooo:rsid="003a459c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3b770b" style:font-size-asian="10pt" style:font-weight-asian="bold" style:font-size-complex="10pt" style:font-weight-complex="bold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officeooo:rsid="003b770b"/>
    </style:style>
    <style:style style:name="T28" style:family="text">
      <style:text-properties fo:font-size="9pt" fo:font-weight="bold" style:font-size-asian="9pt" style:font-weight-asian="bold" style:font-size-complex="9pt" style:font-weight-complex="bold"/>
    </style:style>
    <style:style style:name="T29" style:family="text">
      <style:text-properties officeooo:rsid="003ce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2">O jardineiro fiel</text:span> </text:p>
      <text:p text:style-name="P1"/>
      <text:p text:style-name="P19"><text:span text:style-name="T11">“</text:span><text:span text:style-name="T26">E o Senhor te guiará continuamente, e fartará a tua alma em lugares áridos, e fortificará os teus ossos; e serás como um jardim regado, e como um manancial, cujas águas nunca faltam.</text:span><text:span text:style-name="T11">”</text:span><text:span text:style-name="T13"> </text:span><text:span text:style-name="T14">(</text:span><text:span text:style-name="T15">Is</text:span><text:a xlink:type="simple" xlink:href="https://www.bibliaonline.com.br/acf/cl/3/13,14" text:style-name="Internet_20_link" text:visited-style-name="Visited_20_Internet_20_Link"><text:span text:style-name="T1"> </text:span></text:a><text:span text:style-name="T3">58</text:span><text:a xlink:type="simple" xlink:href="https://www.bibliaonline.com.br/acf/cl/3/13,14" text:style-name="Internet_20_link" text:visited-style-name="Visited_20_Internet_20_Link"><text:span text:style-name="T1">:</text:span></text:a><text:span text:style-name="T3">11</text:span><text:span text:style-name="T2">)</text:span></text:p>
      <text:p text:style-name="P10"/>
      <text:p text:style-name="P20">Dá pra imaginar um jardim com muitas árvores, flores, borboletas e o canto dos pássaros como melodia? Que sensação de paz nos transmite! E perceber que esse jardim é a nossa vida? Indescritível a emoção que nos invade ao fechar os olhos e ver o zelo do jardineiro que é o nosso Pai Celestial regando, podando e guardando os muros desse lugar. </text:p>
      <text:p text:style-name="P8"/>
      <text:p text:style-name="P9"><text:span text:style-name="T4">Como </text:span><text:span text:style-name="T5">em todo belo jardim, o olhar do jardineiro deve ser de muito cuidado para que as plantas se preparem para as estações, sejam elas de seca, chuva, frio ou calor. Essa é a promessa da Palavra de Deus que, mesmo em lugares áridos, seremos fartos na nossa alma, teremos vigor e força. </text:span><text:span text:style-name="T7">Se</text:span><text:span text:style-name="T5">remos com</text:span><text:span text:style-name="T7">o árvores com</text:span><text:span text:style-name="T5"> raízes firmes e profundas para </text:span><text:span text:style-name="T9">crescermos</text:span><text:span text:style-name="T5"> de forma a dar frutos </text:span><text:span text:style-name="T7">de </text:span><text:span text:style-name="T5">alimento e sombra como abrigo </text:span><text:span text:style-name="T7">para o Reino</text:span><text:span text:style-name="T5">.</text:span></text:p>
      <text:p text:style-name="P9"/>
      <text:p text:style-name="P9"><text:span text:style-name="T25">“</text:span><text:span text:style-name="T23">Eu, o S</text:span><text:span text:style-name="T24">enhor</text:span><text:span text:style-name="T23">, a guardo, e cada momento a regarei; para que ninguém lhe faça dano, de noite e de dia a guardarei”</text:span><text:span text:style-name="T25"> </text:span><text:span text:style-name="T28">(Isaias 27.3)</text:span>. </text:p>
      <text:p text:style-name="P9"/>
      <text:p text:style-name="P22"><text:span text:style-name="T5">Mesmo com toda a sua soberania e onipotência o Deus Todo Poderoso se coloca em uma posição de zelador, deixando a sua majestade para cuidar dos mínimos detalhes da nossa vida, <text:s text:c="2"/>nos rega</text:span><text:span text:style-name="T6">ndo</text:span><text:span text:style-name="T5"> </text:span><text:span text:style-name="T6">com suas mãos de amor </text:span><text:span text:style-name="T7">e em</text:span><text:span text:style-name="T8"> cuja</text:span><text:span text:style-name="T9"> fonte jorra água viva.</text:span><text:span text:style-name="T5"> </text:span><text:span text:style-name="T7">Mas, </text:span><text:span text:style-name="T6">qu</text:span><text:span text:style-name="T5">antas vezes os nossos espinhos teimam em ferir as mãos do jardineiro fiel </text:span><text:span text:style-name="T6">por não </text:span><text:span text:style-name="T5">compreend</text:span><text:span text:style-name="T6">er</text:span><text:span text:style-name="T5">mos que o ara</text:span><text:span text:style-name="T6">do</text:span><text:span text:style-name="T5"> e </text:span><text:span text:style-name="T6">a</text:span><text:span text:style-name="T5"> poda são importantes? </text:span><text:span text:style-name="T6">Sim, </text:span><text:span text:style-name="T7">são essenciais para o nosso crescimento e </text:span><text:span text:style-name="T6">traduzem o amor do Pai em nos transformar para o louvor da sua Glória!</text:span></text:p>
      <text:p text:style-name="P21"><text:s/></text:p>
      <text:p text:style-name="P4">Oração: </text:p>
      <text:p text:style-name="P4"/>
      <text:p text:style-name="P17"><text:span text:style-name="T21">Paizinho amado,</text:span> <text:span text:style-name="T29">nos dar a sensibilidade de ver o cenário lindo que é a nossa vida como um jardim regado e guardado por ti! Nos ensina a nos manter firmes na sua casa como árvores plantadas e enraizadas para dar frutos que lhe agradem. Agradecemos pelo manancial de águas vivas que nos saciam, mesmo nos dias áridos e aos teus cuidados que são importantes para o nosso crescimento. <text:s/>Assim seja, Amém!</text:span></text:p>
      <text:p text:style-name="P2"/>
      <text:p text:style-name="P5"><text:span text:style-name="T12">Pontos para </text:span><text:span text:style-name="T16">r</text:span><text:span text:style-name="T12">eflex</text:span><text:span text:style-name="T16">ão/discussão em pequenos grupos/conex</text:span><text:span text:style-name="T18">ões</text:span><text:span text:style-name="T12">:</text:span></text:p>
      <text:p text:style-name="P5"/>
      <text:p text:style-name="P11">1- <text:span text:style-name="T29">Temos nos percebido como um jardim belo e guardado por Deus</text:span>? </text:p>
      <text:p text:style-name="P5"/>
      <text:p text:style-name="P6"><text:span text:style-name="T12">2- </text:span><text:span text:style-name="T20">Quais os espinhos tenho ferido o Jardineiro fiel</text:span><text:span text:style-name="T19">?</text:span></text:p>
      <text:p text:style-name="P6"/>
      <text:p text:style-name="P6"><text:span text:style-name="T17">3- </text:span><text:span text:style-name="T20">Como tenho reagido aos cuidados do Jardineiro que poda e ara a nossa terra</text:span><text:span text:style-name="T18">?</text:span></text:p>
      <text:p text:style-name="P6"/>
      <text:p text:style-name="P14"/>
      <text:p text:style-name="P6"/>
      <text:p text:style-name="P7"><text:span text:style-name="T18">I</text:span><text:span text:style-name="T12">lcione Maciel Bandeira</text:span></text:p>
      <text:p text:style-name="P12">Rede de Mulheres</text:p>
      <text:p text:style-name="P15">Igreja Cidade Viva</text:p>
      <text:p text:style-name="P12"><text:a xlink:type="simple" xlink:href="http://www.cidadeviva.org/" text:style-name="Internet_20_link" text:visited-style-name="Visited_20_Internet_20_Link">www.cidadeviva.org</text:a></text:p>
      <text:p text:style-name="P12"/>
      <text:p text:style-name="P12"/>
      <text:p text:style-name="P12"/>
      <text:p text:style-name="P18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44:03.430000000</meta:creation-date>
    <meta:print-date>2015-11-11T16:35:01.979000000</meta:print-date>
    <dc:date>2017-11-10T11:12:24.296000000</dc:date>
    <meta:editing-duration>PT2H56M31S</meta:editing-duration>
    <meta:editing-cycles>9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418" meta:character-count="2346" meta:non-whitespace-character-count="1935"/>
  </office:meta>
</office:document-meta>
</file>